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factOrigin.unkwnown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Origin.isUnknown( ArtifactOrigin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Origi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Origin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tifactOrigin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Origi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Origin.ge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Origin.isUnknown(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Origin.ArtifactOrigin( Artifact artifact , boolean isLocal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tifactOrigi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